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200%" fo:text-indent="0cm" style:auto-text-indent="false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f367a" style:font-size-asian="12.25pt" style:font-size-complex="14pt"/>
    </style:style>
    <style:style style:name="P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cc9ac" style:font-size-asian="12.25pt" style:font-size-complex="14pt"/>
    </style:style>
    <style:style style:name="P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cc9ac" officeooo:paragraph-rsid="000cc9ac" style:font-size-asian="12.25pt" style:font-size-complex="14pt"/>
    </style:style>
    <style:style style:name="P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f367a" officeooo:paragraph-rsid="000f367a" style:font-size-asian="12.25pt" style:font-size-complex="14pt"/>
    </style:style>
    <style:style style:name="P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f367a" officeooo:paragraph-rsid="00102d88" style:font-size-asian="12.25pt" style:font-size-complex="14pt"/>
    </style:style>
    <style:style style:name="P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f367a" officeooo:paragraph-rsid="00107605" style:font-size-asian="12.25pt" style:font-size-complex="14pt"/>
    </style:style>
    <style:style style:name="P1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07605" officeooo:paragraph-rsid="00107605" style:font-size-asian="12.25pt" style:font-size-complex="14pt"/>
    </style:style>
    <style:style style:name="P1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1a1de" officeooo:paragraph-rsid="0011a1de" style:font-size-asian="12.25pt" style:font-size-complex="14pt"/>
    </style:style>
    <style:style style:name="P1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dc3ce" style:font-size-asian="12.25pt" style:font-size-complex="14pt"/>
    </style:style>
    <style:style style:name="P1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style:text-position="0% 100%" fo:font-size="14pt" officeooo:rsid="00102d88" officeooo:paragraph-rsid="00102d88" style:font-size-asian="12.25pt" style:font-size-complex="14pt"/>
    </style:style>
    <style:style style:name="P1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style:text-position="0% 100%" fo:font-size="14pt" officeooo:rsid="00107605" officeooo:paragraph-rsid="00107605" style:font-size-asian="12.25pt" style:font-size-complex="14pt"/>
    </style:style>
    <style:style style:name="P15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16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0cc9ac" officeooo:paragraph-rsid="000cc9ac" style:font-size-asian="12.25pt" style:font-size-complex="14pt"/>
    </style:style>
    <style:style style:name="P17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06aef2" style:font-size-asian="12.25pt" style:font-size-complex="14pt"/>
    </style:style>
    <style:style style:name="P18" style:family="paragraph">
      <style:paragraph-properties style:writing-mode="lr-tb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22" style:family="paragraph">
      <style:paragraph-properties fo:text-align="center">
        <style:tab-stops/>
      </style:paragraph-properties>
    </style:style>
    <style:style style:name="P23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24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cc9ac" style:font-size-asian="12.25pt" style:font-size-complex="14pt"/>
    </style:style>
    <style:style style:name="T2" style:family="text">
      <style:text-properties fo:font-size="14pt" officeooo:rsid="000cc9ac" style:font-size-asian="14pt" style:font-size-complex="14pt"/>
    </style:style>
    <style:style style:name="T3" style:family="text">
      <style:text-properties officeooo:rsid="000cc9ac"/>
    </style:style>
    <style:style style:name="T4" style:family="text">
      <style:text-properties officeooo:rsid="000d4bb3"/>
    </style:style>
    <style:style style:name="T5" style:family="text">
      <style:text-properties fo:letter-spacing="0.032cm" officeooo:rsid="000d4bb3"/>
    </style:style>
    <style:style style:name="T6" style:family="text">
      <style:text-properties officeooo:rsid="000f367a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02d88"/>
    </style:style>
    <style:style style:name="T10" style:family="text">
      <style:text-properties style:text-position="0% 100%" officeooo:rsid="00107605"/>
    </style:style>
    <style:style style:name="T11" style:family="text">
      <style:text-properties style:text-position="0% 100%" fo:letter-spacing="0.028cm"/>
    </style:style>
    <style:style style:name="T12" style:family="text">
      <style:text-properties officeooo:rsid="0012acd5"/>
    </style:style>
    <style:style style:name="T13" style:family="text">
      <style:text-properties officeooo:rsid="001317da"/>
    </style:style>
    <style:style style:name="T14" style:family="text">
      <style:text-properties officeooo:rsid="001413c8"/>
    </style:style>
    <style:style style:name="T15" style:family="text">
      <style:text-properties officeooo:rsid="00152673"/>
    </style:style>
    <style:style style:name="T16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7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8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9" svg:x1="3.109cm" svg:y1="27.567cm" svg:x2="3.111cm" svg:y2="29.046cm">
          <text:p/>
        </draw:line>
        <draw:line draw:style-name="gr2" draw:text-style-name="P19" svg:x1="2.122cm" svg:y1="27.556cm" svg:x2="20.383cm" svg:y2="27.556cm">
          <text:p/>
        </draw:line>
        <draw:line draw:style-name="gr2" draw:text-style-name="P19" svg:x1="4.108cm" svg:y1="27.567cm" svg:x2="4.11cm" svg:y2="29.046cm">
          <text:p/>
        </draw:line>
        <draw:line draw:style-name="gr2" draw:text-style-name="P19" svg:x1="6.607cm" svg:y1="27.567cm" svg:x2="6.609cm" svg:y2="29.046cm">
          <text:p/>
        </draw:line>
        <draw:line draw:style-name="gr2" draw:text-style-name="P19" svg:x1="8.105cm" svg:y1="27.581cm" svg:x2="8.107cm" svg:y2="29.046cm">
          <text:p/>
        </draw:line>
        <draw:line draw:style-name="gr2" draw:text-style-name="P19" svg:x1="9.107cm" svg:y1="27.567cm" svg:x2="9.109cm" svg:y2="29.032cm">
          <text:p/>
        </draw:line>
        <draw:line draw:style-name="gr2" draw:text-style-name="P19" svg:x1="19.401cm" svg:y1="27.567cm" svg:x2="19.405cm" svg:y2="29.046cm">
          <text:p/>
        </draw:line>
        <draw:line draw:style-name="gr3" draw:text-style-name="P19" svg:x1="2.122cm" svg:y1="28.053cm" svg:x2="9.091cm" svg:y2="28.055cm">
          <text:p/>
        </draw:line>
        <draw:line draw:style-name="gr2" draw:text-style-name="P19" svg:x1="2.122cm" svg:y1="28.558cm" svg:x2="9.091cm" svg:y2="28.558cm">
          <text:p/>
        </draw:line>
        <draw:line draw:style-name="gr3" draw:text-style-name="P19" svg:x1="19.412cm" svg:y1="28.06cm" svg:x2="20.39cm" svg:y2="28.06cm">
          <text:p/>
        </draw:line>
        <draw:frame draw:style-name="gr4" draw:text-style-name="P21" svg:width="0.913cm" svg:height="0.435cm" svg:x="2.159cm" svg:y="28.578cm">
          <draw:text-box>
            <text:p text:style-name="P20"><text:span text:style-name="T16">Изм.</text:span></text:p>
          </draw:text-box>
        </draw:frame>
        <draw:frame draw:style-name="gr4" draw:text-style-name="P21" svg:width="0.914cm" svg:height="0.435cm" svg:x="3.149cm" svg:y="28.578cm">
          <draw:text-box>
            <text:p text:style-name="P20"><text:span text:style-name="T16">Лист</text:span></text:p>
          </draw:text-box>
        </draw:frame>
        <draw:frame draw:style-name="gr4" draw:text-style-name="P21" svg:width="2.349cm" svg:height="0.435cm" svg:x="4.184cm" svg:y="28.578cm">
          <draw:text-box>
            <text:p text:style-name="P20"><text:span text:style-name="T16">№ </text:span><text:span text:style-name="T16">докум.</text:span></text:p>
          </draw:text-box>
        </draw:frame>
        <draw:frame draw:style-name="gr4" draw:text-style-name="P23" svg:width="1.405cm" svg:height="0.435cm" svg:x="6.664cm" svg:y="28.578cm">
          <draw:text-box>
            <text:p text:style-name="P22"><text:span text:style-name="T16">Подпись</text:span></text:p>
          </draw:text-box>
        </draw:frame>
        <draw:frame draw:style-name="gr4" draw:text-style-name="P21" svg:width="0.914cm" svg:height="0.435cm" svg:x="8.15cm" svg:y="28.578cm">
          <draw:text-box>
            <text:p text:style-name="P20"><text:span text:style-name="T16">Дата</text:span></text:p>
          </draw:text-box>
        </draw:frame>
        <draw:frame draw:style-name="gr4" draw:text-style-name="P21" svg:width="0.914cm" svg:height="0.436cm" svg:x="19.44cm" svg:y="27.606cm">
          <draw:text-box>
            <text:p text:style-name="P20"><text:span text:style-name="T16">Лист</text:span></text:p>
          </draw:text-box>
        </draw:frame>
        <draw:frame draw:style-name="gr4" draw:text-style-name="P21" svg:width="0.914cm" svg:height="0.599cm" svg:x="19.44cm" svg:y="28.257cm">
          <draw:text-box>
            <text:p text:style-name="P20"><text:span text:style-name="T17">18</text:span></text:p>
          </draw:text-box>
        </draw:frame>
        <draw:frame draw:style-name="gr4" draw:text-style-name="P24" svg:width="10.125cm" svg:height="0.682cm" svg:x="9.194cm" svg:y="27.954cm">
          <draw:text-box>
            <text:p text:style-name="P20"><text:span text:style-name="T18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9" svg:x1="3.109cm" svg:y1="27.567cm" svg:x2="3.111cm" svg:y2="29.046cm">
          <text:p/>
        </draw:line>
        <draw:line draw:style-name="gr2" draw:text-style-name="P19" svg:x1="2.122cm" svg:y1="27.556cm" svg:x2="20.383cm" svg:y2="27.556cm">
          <text:p/>
        </draw:line>
        <draw:line draw:style-name="gr2" draw:text-style-name="P19" svg:x1="4.108cm" svg:y1="27.567cm" svg:x2="4.11cm" svg:y2="29.046cm">
          <text:p/>
        </draw:line>
        <draw:line draw:style-name="gr2" draw:text-style-name="P19" svg:x1="6.607cm" svg:y1="27.567cm" svg:x2="6.609cm" svg:y2="29.046cm">
          <text:p/>
        </draw:line>
        <draw:line draw:style-name="gr2" draw:text-style-name="P19" svg:x1="8.105cm" svg:y1="27.581cm" svg:x2="8.107cm" svg:y2="29.046cm">
          <text:p/>
        </draw:line>
        <draw:line draw:style-name="gr2" draw:text-style-name="P19" svg:x1="9.107cm" svg:y1="27.567cm" svg:x2="9.109cm" svg:y2="29.032cm">
          <text:p/>
        </draw:line>
        <draw:line draw:style-name="gr2" draw:text-style-name="P19" svg:x1="19.401cm" svg:y1="27.567cm" svg:x2="19.405cm" svg:y2="29.046cm">
          <text:p/>
        </draw:line>
        <draw:line draw:style-name="gr3" draw:text-style-name="P19" svg:x1="2.122cm" svg:y1="28.053cm" svg:x2="9.091cm" svg:y2="28.055cm">
          <text:p/>
        </draw:line>
        <draw:line draw:style-name="gr2" draw:text-style-name="P19" svg:x1="2.122cm" svg:y1="28.558cm" svg:x2="9.091cm" svg:y2="28.558cm">
          <text:p/>
        </draw:line>
        <draw:line draw:style-name="gr3" draw:text-style-name="P19" svg:x1="19.412cm" svg:y1="28.06cm" svg:x2="20.39cm" svg:y2="28.06cm">
          <text:p/>
        </draw:line>
        <draw:frame draw:style-name="gr4" draw:text-style-name="P21" svg:width="0.913cm" svg:height="0.435cm" svg:x="2.159cm" svg:y="28.578cm">
          <draw:text-box>
            <text:p text:style-name="P20"><text:span text:style-name="T16">Изм.</text:span></text:p>
          </draw:text-box>
        </draw:frame>
        <draw:frame draw:style-name="gr4" draw:text-style-name="P21" svg:width="0.914cm" svg:height="0.435cm" svg:x="3.149cm" svg:y="28.578cm">
          <draw:text-box>
            <text:p text:style-name="P20"><text:span text:style-name="T16">Лист</text:span></text:p>
          </draw:text-box>
        </draw:frame>
        <draw:frame draw:style-name="gr4" draw:text-style-name="P21" svg:width="2.349cm" svg:height="0.435cm" svg:x="4.184cm" svg:y="28.578cm">
          <draw:text-box>
            <text:p text:style-name="P20"><text:span text:style-name="T16">№ </text:span><text:span text:style-name="T16">докум.</text:span></text:p>
          </draw:text-box>
        </draw:frame>
        <draw:frame draw:style-name="gr4" draw:text-style-name="P23" svg:width="1.405cm" svg:height="0.435cm" svg:x="6.664cm" svg:y="28.578cm">
          <draw:text-box>
            <text:p text:style-name="P22"><text:span text:style-name="T16">Подпись</text:span></text:p>
          </draw:text-box>
        </draw:frame>
        <draw:frame draw:style-name="gr4" draw:text-style-name="P21" svg:width="0.914cm" svg:height="0.435cm" svg:x="8.15cm" svg:y="28.578cm">
          <draw:text-box>
            <text:p text:style-name="P20"><text:span text:style-name="T16">Дата</text:span></text:p>
          </draw:text-box>
        </draw:frame>
        <draw:frame draw:style-name="gr4" draw:text-style-name="P21" svg:width="0.914cm" svg:height="0.436cm" svg:x="19.44cm" svg:y="27.606cm">
          <draw:text-box>
            <text:p text:style-name="P20"><text:span text:style-name="T16">Лист</text:span></text:p>
          </draw:text-box>
        </draw:frame>
        <draw:frame draw:style-name="gr4" draw:text-style-name="P21" svg:width="0.914cm" svg:height="0.599cm" svg:x="19.44cm" svg:y="28.257cm">
          <draw:text-box>
            <text:p text:style-name="P20"><text:span text:style-name="T17">19</text:span></text:p>
          </draw:text-box>
        </draw:frame>
        <draw:frame draw:style-name="gr4" draw:text-style-name="P24" svg:width="10.125cm" svg:height="0.682cm" svg:x="9.194cm" svg:y="27.954cm">
          <draw:text-box>
            <text:p text:style-name="P20"><text:span text:style-name="T18">КП-АПИ(Ф)НГТУ-210201.65-(АВР09-1)-08-14</text:span></text:p>
          </draw:text-box>
        </draw:frame>
      </draw:g>
      <draw:g text:anchor-type="page" text:anchor-page-number="3" draw:z-index="2" draw:style-name="gr1">
        <draw:custom-shape draw:style-name="gr2" draw:text-style-name="P1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9" svg:x1="3.109cm" svg:y1="27.567cm" svg:x2="3.111cm" svg:y2="29.046cm">
          <text:p/>
        </draw:line>
        <draw:line draw:style-name="gr2" draw:text-style-name="P19" svg:x1="2.122cm" svg:y1="27.556cm" svg:x2="20.383cm" svg:y2="27.556cm">
          <text:p/>
        </draw:line>
        <draw:line draw:style-name="gr2" draw:text-style-name="P19" svg:x1="4.108cm" svg:y1="27.567cm" svg:x2="4.11cm" svg:y2="29.046cm">
          <text:p/>
        </draw:line>
        <draw:line draw:style-name="gr2" draw:text-style-name="P19" svg:x1="6.607cm" svg:y1="27.567cm" svg:x2="6.609cm" svg:y2="29.046cm">
          <text:p/>
        </draw:line>
        <draw:line draw:style-name="gr2" draw:text-style-name="P19" svg:x1="8.105cm" svg:y1="27.581cm" svg:x2="8.107cm" svg:y2="29.046cm">
          <text:p/>
        </draw:line>
        <draw:line draw:style-name="gr2" draw:text-style-name="P19" svg:x1="9.107cm" svg:y1="27.567cm" svg:x2="9.109cm" svg:y2="29.032cm">
          <text:p/>
        </draw:line>
        <draw:line draw:style-name="gr2" draw:text-style-name="P19" svg:x1="19.401cm" svg:y1="27.567cm" svg:x2="19.405cm" svg:y2="29.046cm">
          <text:p/>
        </draw:line>
        <draw:line draw:style-name="gr3" draw:text-style-name="P19" svg:x1="2.122cm" svg:y1="28.053cm" svg:x2="9.091cm" svg:y2="28.055cm">
          <text:p/>
        </draw:line>
        <draw:line draw:style-name="gr2" draw:text-style-name="P19" svg:x1="2.122cm" svg:y1="28.558cm" svg:x2="9.091cm" svg:y2="28.558cm">
          <text:p/>
        </draw:line>
        <draw:line draw:style-name="gr3" draw:text-style-name="P19" svg:x1="19.412cm" svg:y1="28.06cm" svg:x2="20.39cm" svg:y2="28.06cm">
          <text:p/>
        </draw:line>
        <draw:frame draw:style-name="gr4" draw:text-style-name="P21" svg:width="0.913cm" svg:height="0.435cm" svg:x="2.159cm" svg:y="28.578cm">
          <draw:text-box>
            <text:p text:style-name="P20"><text:span text:style-name="T16">Изм.</text:span></text:p>
          </draw:text-box>
        </draw:frame>
        <draw:frame draw:style-name="gr4" draw:text-style-name="P21" svg:width="0.914cm" svg:height="0.435cm" svg:x="3.149cm" svg:y="28.578cm">
          <draw:text-box>
            <text:p text:style-name="P20"><text:span text:style-name="T16">Лист</text:span></text:p>
          </draw:text-box>
        </draw:frame>
        <draw:frame draw:style-name="gr4" draw:text-style-name="P21" svg:width="2.349cm" svg:height="0.435cm" svg:x="4.184cm" svg:y="28.578cm">
          <draw:text-box>
            <text:p text:style-name="P20"><text:span text:style-name="T16">№ </text:span><text:span text:style-name="T16">докум.</text:span></text:p>
          </draw:text-box>
        </draw:frame>
        <draw:frame draw:style-name="gr4" draw:text-style-name="P23" svg:width="1.405cm" svg:height="0.435cm" svg:x="6.664cm" svg:y="28.578cm">
          <draw:text-box>
            <text:p text:style-name="P22"><text:span text:style-name="T16">Подпись</text:span></text:p>
          </draw:text-box>
        </draw:frame>
        <draw:frame draw:style-name="gr4" draw:text-style-name="P21" svg:width="0.914cm" svg:height="0.435cm" svg:x="8.15cm" svg:y="28.578cm">
          <draw:text-box>
            <text:p text:style-name="P20"><text:span text:style-name="T16">Дата</text:span></text:p>
          </draw:text-box>
        </draw:frame>
        <draw:frame draw:style-name="gr4" draw:text-style-name="P21" svg:width="0.914cm" svg:height="0.436cm" svg:x="19.44cm" svg:y="27.606cm">
          <draw:text-box>
            <text:p text:style-name="P20"><text:span text:style-name="T16">Лист</text:span></text:p>
          </draw:text-box>
        </draw:frame>
        <draw:frame draw:style-name="gr4" draw:text-style-name="P21" svg:width="0.914cm" svg:height="0.599cm" svg:x="19.44cm" svg:y="28.257cm">
          <draw:text-box>
            <text:p text:style-name="P20"><text:span text:style-name="T17">20</text:span></text:p>
          </draw:text-box>
        </draw:frame>
        <draw:frame draw:style-name="gr4" draw:text-style-name="P24" svg:width="10.125cm" svg:height="0.682cm" svg:x="9.194cm" svg:y="27.954cm">
          <draw:text-box>
            <text:p text:style-name="P20"><text:span text:style-name="T18">КП-АПИ(Ф)НГТУ-210201.65-(АВР09-1)-08-14</text:span></text:p>
          </draw:text-box>
        </draw:frame>
      </draw:g>
      <text:p text:style-name="P15"/>
      <text:p text:style-name="P2"><text:tab/><text:span text:style-name="T2">6 </text:span><text:span text:style-name="T1">Детализация техпроцесса сборки и монтажа модуля вычислителя.</text:span></text:p>
      <text:p text:style-name="P3"><text:tab/><text:span text:style-name="T3">Чтобы наиболее точно следовать ТП сборки и соблюсти определенную последовательность, необходимо произвести детализацию ТП. Технологический процесс изготовления ФЯ разбивается на совокупность последовательно выполняемых операций. Далее составляется технологическая схема сборки (ТСС), которая является руководством к выполнению сборочно-монтажных операций.</text:span></text:p>
      <text:p text:style-name="P3"><text:tab/><text:span text:style-name="T3">ТСС составляется для выявления всего состава сборочных элементов и определяет относительную последовательность выполнения сборочных работ и других взаимосвязанных операций, что позволяет быстро и качественно осуществлять процесс сборки. Также это облегчает процесс сборки для рабочих с низким уровнем квалификации.</text:span></text:p>
      <text:p text:style-name="P3"><text:tab/><text:span text:style-name="T3">При этом необходимо следовать следующим правилам для определения последовательности выполнения сборочных работ:</text:span></text:p>
      <text:p text:style-name="P5"><text:tab/>1) Сборку следует начинать с наиболее мелких деталей и заканчивают наиболее крупными деталями.</text:p>
      <text:p text:style-name="P6"><text:tab/>2) Сборку начинают с наиболее простых элементов, а заканчивают наиболее сложными элементами.</text:p>
      <text:p text:style-name="P6"><text:tab/>3) Ранее выполненные операции сборки не должны препятствовать последующим операциям.</text:p>
      <text:p text:style-name="P6"><text:tab/>Технологическую схему сборки начинают строить с базового элемента. В данном случае базовым элементом является печатная плата.</text:p>
      <text:p text:style-name="P6"><text:tab/>На первом этапе сборки необходимо подготовить сам процесс проведения сборочно-монтажных операций. К этой подготовке относятся следующие операции: заготовка, комплектование, промывка, маркировка, лужение и формовка.</text:p>
      <text:p text:style-name="P6"><text:tab/><text:span text:style-name="T4">После того, как будет укомплектован набор ЭРЭ и конструктивных элементов, необходимо приступать к сборке. Особенность сборки модуля вычислителя заключается в применении группового метода пайки с помощью флюс-пасты Sn62 RM92 AAS90. На контактные площадки платы </text:span><text:span text:style-name="T5">устанавливают</text:span></text:p>
      <text:p text:style-name="P16"/>
      <text:p text:style-name="P12">резисторы, начиная с верхнего левого угла платы и продолжают устанавливать элементы сверху вниз согласно чертежа АПИВ.408835.00<text:span text:style-name="T12">8</text:span> СБ. После установки резисторов последовательно устанавливают конденсаторы C3, C1, C7, C5, C6, C11 C10; диоды VD6, VD8, VD10, VD9, VD7, VD5, VD2, VD11, VD4, VD3; транзисторы VT1, VT3, VT4, VT2. В последнюю очередь устанавливают микросхемы DA3, DD7, DD4, DD5, DD6, DD2, DD1, DD3.</text:p>
      <text:p text:style-name="P4"><text:tab/><text:span text:style-name="T6">Плата с установленными элементами устанавливается на движущийся конвеер печи Mistral 360. В автоматическом цикле производится оплавление паяльной пасты в установленном режиме с последующим охлаждением. </text:span></text:p>
      <text:p text:style-name="P7"><text:tab/>Должен быть соблюден следующий режим пайки:</text:p>
      <text:p text:style-name="P7"><text:tab/>1) Температура в зонах предварительного подогрева:</text:p>
      <text:p text:style-name="P7"><text:tab/><text:tab/>I зона – (150 – 160) <text:span text:style-name="T7">0</text:span><text:span text:style-name="T8">С, II зона – (190 – 200) </text:span><text:span text:style-name="T7">0</text:span><text:span text:style-name="T8">С, III зона – (180 – 190) </text:span><text:span text:style-name="T7">0</text:span><text:span text:style-name="T8">С.</text:span></text:p>
      <text:p text:style-name="P8"><text:span text:style-name="T8"><text:tab/>2) </text:span><text:span text:style-name="T9">Температура в зоне оплавления – (240 – 250) </text:span><text:span text:style-name="T7">0</text:span><text:span text:style-name="T8">С</text:span></text:p>
      <text:p text:style-name="P13"><text:tab/>3) Скорость движения конвейера – (350 – 450) мм/мин.</text:p>
      <text:p text:style-name="P13"><text:tab/>Далее плата промывается от остатков флюса и на неё, согласно сборочного чертежа АПИВ.408835.00<text:span text:style-name="T13">8</text:span> СБ, приклеивается шайба 4,2-10,0-0,5 ОСТ 110566-72 и четыре прокладки клеем ВК-9. На прокладки клеем ВК-9 последовательно приклеиваются кварц<text:span text:style-name="T14">е</text:span>вые резонаторы ZQ1, ZQ2, конденсаторы C4 и C9. Конденсатор C2 приклеивается клеем ВК-9 на шайбу 4,2-10,0-0,5. Места паек этих элементов обрабатываются флюсом ФКСn и припаиваются с помощью паяльника ПЭТ-50 ГОСТ 7219-83.</text:p>
      <text:p text:style-name="P8"><text:span text:style-name="T9"><text:tab/></text:span><text:span text:style-name="T10">Должен быть соблюден следующий режим пайки:</text:span></text:p>
      <text:p text:style-name="P9"><text:span text:style-name="T10"><text:tab/>1) Температура пайки припоем ПОС 61 ГОСТ 21931-76 (270 ± 5) </text:span><text:span text:style-name="T7">0</text:span><text:span text:style-name="T8">С.</text:span></text:p>
      <text:p text:style-name="P14"><text:tab/>2) Время пайки не должно превышать трех секунд.</text:p>
      <text:p text:style-name="P14"><text:tab/>3) Высота пайки изделий не должна превышать 1,5 мм.</text:p>
      <text:p text:style-name="P10"><text:span text:style-name="T8"><text:tab/>Далее последовательно устанавливаются и припаиваются микросхемы DA1, DA2, литиевый элемент GB1, лепестки 2-0,8-2,5-9-Л63-07, которые припаиваются с двух сторон. После данной операции модуль промывается от остатков флюса и производится установка индикатора. Для этого в его крепежные отверстия с внешней стороны вставляются четыре винта 2,5-12-Ц ОСТ 131528-80 с предварительно одетыми шайбами </text:span><text:span text:style-name="T11">0,5-2,5-6Ц ОСТ 134505-80</text:span><text:span text:style-name="T8">. </text:span><text:span text:style-name="T11">С внутренней</text:span></text:p>
      <text:p text:style-name="P17"/>
      <text:p text:style-name="P11">стороны индикатора на винты надеваются втулки 2,8-5-4 ОСТ 112154-75. После этого индикатор прикладывают к модулю вычислителя, совмещают отверстия и закрепляют индикатор гайками с шайбами. Далее модуль программируется и отправляется на контроль.</text:p>
      <text:p text:style-name="P11"><text:tab/>Разработанная технологическая схема сборки представлена в графической части курсового проекта на чертеже АПИВ.408835.00<text:span text:style-name="T15">8</text:span> Т2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25T16:01:15.433214438</dc:date>
    <meta:editing-duration>PT1H12M16S</meta:editing-duration>
    <meta:editing-cycles>25</meta:editing-cycles>
    <meta:generator>LibreOffice/4.1.4.2$Linux_X86_64 LibreOffice_project/410m0$Build-2</meta:generator>
    <meta:document-statistic meta:table-count="0" meta:image-count="0" meta:object-count="0" meta:page-count="3" meta:paragraph-count="25" meta:word-count="525" meta:character-count="4085" meta:non-whitespace-character-count="3550"/>
  </office:meta>
</office:document-meta>
</file>